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fea" officeooo:paragraph-rsid="00088fea"/>
    </style:style>
    <style:style style:name="P2" style:family="paragraph" style:parent-style-name="Standard">
      <style:text-properties officeooo:rsid="00088fea" officeooo:paragraph-rsid="0013c1d9"/>
    </style:style>
    <style:style style:name="P3" style:family="paragraph" style:parent-style-name="Standard">
      <style:text-properties fo:language="hu" fo:country="HU" officeooo:rsid="00088fea" officeooo:paragraph-rsid="00088fea"/>
    </style:style>
    <style:style style:name="P4" style:family="paragraph" style:parent-style-name="Standard">
      <style:text-properties fo:language="hu" fo:country="HU" fo:font-style="normal" style:text-underline-style="solid" style:text-underline-width="auto" style:text-underline-color="font-color" officeooo:rsid="00088fea" officeooo:paragraph-rsid="00088fea" style:font-style-asian="normal" style:font-style-complex="normal"/>
    </style:style>
    <style:style style:name="P5" style:family="paragraph" style:parent-style-name="Standard">
      <style:text-properties fo:language="hu" fo:country="HU" fo:font-style="normal" style:text-underline-style="solid" style:text-underline-width="auto" style:text-underline-color="font-color" officeooo:rsid="000a6048" officeooo:paragraph-rsid="000a6048" style:font-style-asian="normal" style:font-style-complex="normal"/>
    </style:style>
    <style:style style:name="P6" style:family="paragraph" style:parent-style-name="Standard">
      <style:text-properties fo:language="hu" fo:country="HU" fo:font-style="normal" style:text-underline-style="solid" style:text-underline-width="auto" style:text-underline-color="font-color" officeooo:rsid="000ac26e" officeooo:paragraph-rsid="000ac26e" style:font-style-asian="normal" style:font-style-complex="normal"/>
    </style:style>
    <style:style style:name="P7" style:family="paragraph" style:parent-style-name="Standard">
      <style:text-properties fo:language="hu" fo:country="HU" fo:font-style="normal" style:text-underline-style="solid" style:text-underline-width="auto" style:text-underline-color="font-color" officeooo:rsid="000fc17a" officeooo:paragraph-rsid="000fc17a" style:font-style-asian="normal" style:font-style-complex="normal"/>
    </style:style>
    <style:style style:name="P8" style:family="paragraph" style:parent-style-name="Standard">
      <style:text-properties fo:language="hu" fo:country="HU" fo:font-style="normal" style:text-underline-style="solid" style:text-underline-width="auto" style:text-underline-color="font-color" officeooo:rsid="0010c368" officeooo:paragraph-rsid="0010c368" style:font-style-asian="normal" style:font-style-complex="normal"/>
    </style:style>
    <style:style style:name="P9" style:family="paragraph" style:parent-style-name="Standard">
      <style:text-properties fo:language="hu" fo:country="HU" fo:font-style="normal" style:text-underline-style="solid" style:text-underline-width="auto" style:text-underline-color="font-color" officeooo:rsid="0011b270" officeooo:paragraph-rsid="0011b270" style:font-style-asian="normal" style:font-style-complex="normal"/>
    </style:style>
    <style:style style:name="P10" style:family="paragraph" style:parent-style-name="Standard">
      <style:text-properties fo:language="hu" fo:country="HU" fo:font-style="normal" style:text-underline-style="solid" style:text-underline-width="auto" style:text-underline-color="font-color" officeooo:rsid="00127e50" officeooo:paragraph-rsid="00127e50" style:font-style-asian="normal" style:font-style-complex="normal"/>
    </style:style>
    <style:style style:name="P11" style:family="paragraph" style:parent-style-name="Standard">
      <style:text-properties fo:language="hu" fo:country="HU" fo:font-style="normal" style:text-underline-style="solid" style:text-underline-width="auto" style:text-underline-color="font-color" officeooo:rsid="001384fb" officeooo:paragraph-rsid="001384fb" style:font-style-asian="normal" style:font-style-complex="normal"/>
    </style:style>
    <style:style style:name="P12" style:family="paragraph" style:parent-style-name="Standard">
      <style:text-properties fo:language="hu" fo:country="HU" fo:font-style="normal" style:text-underline-style="solid" style:text-underline-width="auto" style:text-underline-color="font-color" officeooo:rsid="0013c1d9" officeooo:paragraph-rsid="0013c1d9" style:font-style-asian="normal" style:font-style-complex="normal"/>
    </style:style>
    <style:style style:name="P13" style:family="paragraph" style:parent-style-name="Standard">
      <style:text-properties fo:language="hu" fo:country="HU" fo:font-style="normal" style:text-underline-style="solid" style:text-underline-width="auto" style:text-underline-color="font-color" officeooo:rsid="0013df20" officeooo:paragraph-rsid="0013df20" style:font-style-asian="normal" style:font-style-complex="normal"/>
    </style:style>
    <style:style style:name="P14" style:family="paragraph" style:parent-style-name="Standard">
      <style:text-properties fo:language="hu" fo:country="HU" fo:font-style="normal" style:text-underline-style="solid" style:text-underline-width="auto" style:text-underline-color="font-color" officeooo:rsid="0014ac9b" officeooo:paragraph-rsid="0014ac9b" style:font-style-asian="normal" style:font-style-complex="normal"/>
    </style:style>
    <style:style style:name="P15" style:family="paragraph" style:parent-style-name="Standard">
      <style:text-properties fo:language="hu" fo:country="HU" fo:font-style="normal" style:text-underline-style="solid" style:text-underline-width="auto" style:text-underline-color="font-color" officeooo:rsid="0014ac9b" officeooo:paragraph-rsid="00165278" style:font-style-asian="normal" style:font-style-complex="normal"/>
    </style:style>
    <style:style style:name="P16" style:family="paragraph" style:parent-style-name="Standard">
      <style:text-properties fo:language="hu" fo:country="HU" fo:font-style="normal" style:text-underline-style="solid" style:text-underline-width="auto" style:text-underline-color="font-color" officeooo:rsid="001648f8" officeooo:paragraph-rsid="001648f8" style:font-style-asian="normal" style:font-style-complex="normal"/>
    </style:style>
    <style:style style:name="P17" style:family="paragraph" style:parent-style-name="Standard">
      <style:text-properties fo:language="hu" fo:country="HU" fo:font-style="normal" style:text-underline-style="solid" style:text-underline-width="auto" style:text-underline-color="font-color" officeooo:rsid="00165278" officeooo:paragraph-rsid="00165278" style:font-style-asian="normal" style:font-style-complex="normal"/>
    </style:style>
    <style:style style:name="P18" style:family="paragraph" style:parent-style-name="Standard">
      <style:text-properties fo:language="hu" fo:country="HU" fo:font-style="normal" style:text-underline-style="solid" style:text-underline-width="auto" style:text-underline-color="font-color" officeooo:rsid="0017c8c4" officeooo:paragraph-rsid="0017c8c4" style:font-style-asian="normal" style:font-style-complex="normal"/>
    </style:style>
    <style:style style:name="P19" style:family="paragraph" style:parent-style-name="Standard">
      <style:text-properties fo:language="hu" fo:country="HU" fo:font-style="normal" style:text-underline-style="none" officeooo:rsid="00088fea" officeooo:paragraph-rsid="00088fea" style:font-style-asian="normal" style:font-style-complex="normal"/>
    </style:style>
    <style:style style:name="P20" style:family="paragraph" style:parent-style-name="Standard">
      <style:text-properties fo:language="hu" fo:country="HU" fo:font-style="normal" style:text-underline-style="none" officeooo:rsid="00088fea" officeooo:paragraph-rsid="000fc17a" style:font-style-asian="normal" style:font-style-complex="normal"/>
    </style:style>
    <style:style style:name="P21" style:family="paragraph" style:parent-style-name="Standard">
      <style:text-properties fo:language="hu" fo:country="HU" fo:font-style="normal" style:text-underline-style="none" officeooo:rsid="000a6048" officeooo:paragraph-rsid="000a6048" style:font-style-asian="normal" style:font-style-complex="normal"/>
    </style:style>
    <style:style style:name="P22" style:family="paragraph" style:parent-style-name="Standard">
      <style:text-properties fo:language="hu" fo:country="HU" fo:font-style="normal" style:text-underline-style="none" officeooo:rsid="000ac26e" officeooo:paragraph-rsid="000ac26e" style:font-style-asian="normal" style:font-style-complex="normal"/>
    </style:style>
    <style:style style:name="P23" style:family="paragraph" style:parent-style-name="Standard">
      <style:text-properties fo:language="hu" fo:country="HU" fo:font-style="normal" style:text-underline-style="none" officeooo:rsid="000e0ad0" officeooo:paragraph-rsid="000e0ad0" style:font-style-asian="normal" style:font-style-complex="normal"/>
    </style:style>
    <style:style style:name="P24" style:family="paragraph" style:parent-style-name="Standard">
      <style:text-properties fo:language="hu" fo:country="HU" fo:font-style="normal" style:text-underline-style="none" officeooo:rsid="000fc17a" officeooo:paragraph-rsid="000fc17a" style:font-style-asian="normal" style:font-style-complex="normal"/>
    </style:style>
    <style:style style:name="P25" style:family="paragraph" style:parent-style-name="Standard">
      <style:text-properties fo:language="hu" fo:country="HU" fo:font-style="normal" style:text-underline-style="none" officeooo:rsid="0010c368" officeooo:paragraph-rsid="0010c368" style:font-style-asian="normal" style:font-style-complex="normal"/>
    </style:style>
    <style:style style:name="P26" style:family="paragraph" style:parent-style-name="Standard">
      <style:text-properties fo:language="hu" fo:country="HU" fo:font-style="normal" style:text-underline-style="none" officeooo:rsid="0011b270" officeooo:paragraph-rsid="0011b270" style:font-style-asian="normal" style:font-style-complex="normal"/>
    </style:style>
    <style:style style:name="P27" style:family="paragraph" style:parent-style-name="Standard">
      <style:text-properties fo:language="hu" fo:country="HU" fo:font-style="normal" style:text-underline-style="none" officeooo:rsid="00127e50" officeooo:paragraph-rsid="00127e50" style:font-style-asian="normal" style:font-style-complex="normal"/>
    </style:style>
    <style:style style:name="P28" style:family="paragraph" style:parent-style-name="Standard">
      <style:text-properties fo:language="hu" fo:country="HU" fo:font-style="normal" style:text-underline-style="none" officeooo:rsid="001384fb" officeooo:paragraph-rsid="001384fb" style:font-style-asian="normal" style:font-style-complex="normal"/>
    </style:style>
    <style:style style:name="P29" style:family="paragraph" style:parent-style-name="Standard">
      <style:text-properties fo:language="hu" fo:country="HU" fo:font-style="normal" style:text-underline-style="none" officeooo:rsid="0014ac9b" officeooo:paragraph-rsid="0014ac9b" style:font-style-asian="normal" style:font-style-complex="normal"/>
    </style:style>
    <style:style style:name="P30" style:family="paragraph" style:parent-style-name="Standard">
      <style:text-properties fo:language="hu" fo:country="HU" fo:font-style="normal" style:text-underline-style="none" officeooo:rsid="0014ac9b" officeooo:paragraph-rsid="00165278" style:font-style-asian="normal" style:font-style-complex="normal"/>
    </style:style>
    <style:style style:name="P31" style:family="paragraph" style:parent-style-name="Standard">
      <style:text-properties fo:language="hu" fo:country="HU" fo:font-style="normal" style:text-underline-style="none" officeooo:rsid="001648f8" officeooo:paragraph-rsid="001648f8" style:font-style-asian="normal" style:font-style-complex="normal"/>
    </style:style>
    <style:style style:name="P32" style:family="paragraph" style:parent-style-name="Standard">
      <style:text-properties fo:language="hu" fo:country="HU" fo:font-style="normal" style:text-underline-style="none" officeooo:rsid="00165278" officeooo:paragraph-rsid="00165278" style:font-style-asian="normal" style:font-style-complex="normal"/>
    </style:style>
    <style:style style:name="P33" style:family="paragraph" style:parent-style-name="Standard">
      <style:text-properties fo:language="hu" fo:country="HU" fo:font-style="normal" style:text-underline-style="none" officeooo:rsid="0017c8c4" officeooo:paragraph-rsid="0017c8c4" style:font-style-asian="normal" style:font-style-complex="normal"/>
    </style:style>
    <style:style style:name="P34" style:family="paragraph" style:parent-style-name="Standard">
      <style:text-properties fo:language="hu" fo:country="HU" fo:font-style="normal" officeooo:rsid="0013c1d9" officeooo:paragraph-rsid="0013c1d9" style:font-style-asian="normal" style:font-style-complex="normal"/>
    </style:style>
    <style:style style:name="P35" style:family="paragraph" style:parent-style-name="Standard">
      <style:text-properties fo:language="hu" fo:country="HU" fo:font-style="normal" officeooo:rsid="0013df20" officeooo:paragraph-rsid="0013df20" style:font-style-asian="normal" style:font-style-complex="normal"/>
    </style:style>
    <style:style style:name="P36" style:family="paragraph" style:parent-style-name="Standard">
      <style:text-properties fo:language="hu" fo:country="HU" officeooo:rsid="0013c1d9" officeooo:paragraph-rsid="0013c1d9"/>
    </style:style>
    <style:style style:name="P37" style:family="paragraph" style:parent-style-name="Standard">
      <style:text-properties fo:language="hu" fo:country="HU" style:text-underline-style="solid" style:text-underline-width="auto" style:text-underline-color="font-color" officeooo:rsid="0013c1d9" officeooo:paragraph-rsid="0013c1d9"/>
    </style:style>
    <style:style style:name="P38" style:family="paragraph" style:parent-style-name="Standard">
      <style:text-properties fo:language="hu" fo:country="HU" style:text-underline-style="solid" style:text-underline-width="auto" style:text-underline-color="font-color" officeooo:rsid="0013df20" officeooo:paragraph-rsid="0013df20"/>
    </style:style>
    <style:style style:name="P39" style:family="paragraph" style:parent-style-name="Standard">
      <style:text-properties fo:language="hu" fo:country="HU" officeooo:rsid="0013df20" officeooo:paragraph-rsid="0013df20"/>
    </style:style>
    <style:style style:name="P40" style:family="paragraph" style:parent-style-name="Standard">
      <style:text-properties fo:language="en" fo:country="US" fo:font-style="normal" style:text-underline-style="none" officeooo:rsid="000ac26e" officeooo:paragraph-rsid="000ac26e" style:font-style-asian="normal" style:font-style-complex="normal"/>
    </style:style>
    <style:style style:name="P41" style:family="paragraph" style:parent-style-name="Standard">
      <style:text-properties fo:language="en" fo:country="US" fo:font-style="normal" style:text-underline-style="none" officeooo:rsid="000c24c7" officeooo:paragraph-rsid="000c24c7" style:font-style-asian="normal" style:font-style-complex="normal"/>
    </style:style>
    <style:style style:name="P42" style:family="paragraph" style:parent-style-name="Standard">
      <style:text-properties fo:language="en" fo:country="US" fo:font-style="normal" style:text-underline-style="none" officeooo:rsid="000fc17a" officeooo:paragraph-rsid="000fc17a" style:font-style-asian="normal" style:font-style-complex="normal"/>
    </style:style>
    <style:style style:name="P43" style:family="paragraph" style:parent-style-name="Standard">
      <style:text-properties fo:language="en" fo:country="US" fo:font-style="normal" style:text-underline-style="none" officeooo:rsid="0010c368" officeooo:paragraph-rsid="0010c368" style:font-style-asian="normal" style:font-style-complex="normal"/>
    </style:style>
    <style:style style:name="P44" style:family="paragraph" style:parent-style-name="Standard">
      <style:text-properties fo:language="en" fo:country="US" fo:font-style="normal" style:text-underline-style="none" officeooo:rsid="0011b270" officeooo:paragraph-rsid="0011b270" style:font-style-asian="normal" style:font-style-complex="normal"/>
    </style:style>
    <style:style style:name="P45" style:family="paragraph" style:parent-style-name="Standard">
      <style:text-properties fo:language="en" fo:country="US" fo:font-style="normal" style:text-underline-style="none" officeooo:rsid="00127e50" officeooo:paragraph-rsid="00127e50" style:font-style-asian="normal" style:font-style-complex="normal"/>
    </style:style>
    <style:style style:name="P46" style:family="paragraph" style:parent-style-name="Standard">
      <style:text-properties fo:language="en" fo:country="US" fo:font-style="normal" style:text-underline-style="none" officeooo:rsid="001384fb" officeooo:paragraph-rsid="001384fb" style:font-style-asian="normal" style:font-style-complex="normal"/>
    </style:style>
    <style:style style:name="P47" style:family="paragraph" style:parent-style-name="Standard">
      <style:text-properties fo:language="en" fo:country="US" fo:font-style="normal" style:text-underline-style="none" officeooo:rsid="001648f8" officeooo:paragraph-rsid="001648f8" style:font-style-asian="normal" style:font-style-complex="normal"/>
    </style:style>
    <style:style style:name="P48" style:family="paragraph" style:parent-style-name="Standard">
      <style:text-properties fo:language="en" fo:country="US" fo:font-style="normal" style:text-underline-style="solid" style:text-underline-width="auto" style:text-underline-color="font-color" officeooo:rsid="000fc17a" officeooo:paragraph-rsid="000fc17a" style:font-style-asian="normal" style:font-style-complex="normal"/>
    </style:style>
    <style:style style:name="P49" style:family="paragraph" style:parent-style-name="Standard">
      <style:text-properties fo:language="en" fo:country="US" fo:font-style="normal" style:text-underline-style="solid" style:text-underline-width="auto" style:text-underline-color="font-color" officeooo:rsid="0010c368" officeooo:paragraph-rsid="0010c368" style:font-style-asian="normal" style:font-style-complex="normal"/>
    </style:style>
    <style:style style:name="P50" style:family="paragraph" style:parent-style-name="Standard">
      <style:text-properties fo:language="en" fo:country="US" fo:font-style="normal" style:text-underline-style="solid" style:text-underline-width="auto" style:text-underline-color="font-color" officeooo:rsid="0011b270" officeooo:paragraph-rsid="0011b270" style:font-style-asian="normal" style:font-style-complex="normal"/>
    </style:style>
    <style:style style:name="P51" style:family="paragraph" style:parent-style-name="Standard">
      <style:text-properties fo:language="en" fo:country="US" fo:font-style="normal" style:text-underline-style="solid" style:text-underline-width="auto" style:text-underline-color="font-color" officeooo:rsid="00127e50" officeooo:paragraph-rsid="00127e50" style:font-style-asian="normal" style:font-style-complex="normal"/>
    </style:style>
    <style:style style:name="P52" style:family="paragraph" style:parent-style-name="Standard">
      <style:text-properties fo:language="en" fo:country="US" fo:font-style="normal" style:text-underline-style="solid" style:text-underline-width="auto" style:text-underline-color="font-color" officeooo:rsid="0013df20" officeooo:paragraph-rsid="0013df20" style:font-style-asian="normal" style:font-style-complex="normal"/>
    </style:style>
    <style:style style:name="P53" style:family="paragraph" style:parent-style-name="Standard">
      <style:text-properties fo:language="en" fo:country="US" fo:font-style="normal" officeooo:rsid="0013df20" officeooo:paragraph-rsid="0013df20" style:font-style-asian="normal" style:font-style-complex="normal"/>
    </style:style>
    <style:style style:name="P54" style:family="paragraph" style:parent-style-name="Standard">
      <style:text-properties officeooo:rsid="0013c1d9" officeooo:paragraph-rsid="0013c1d9"/>
    </style:style>
    <style:style style:name="P55" style:family="paragraph" style:parent-style-name="Standard">
      <style:text-properties fo:language="hu" fo:country="HU" fo:font-style="normal" style:text-underline-style="solid" style:text-underline-width="auto" style:text-underline-color="font-color" officeooo:rsid="000ac26e" officeooo:paragraph-rsid="000ac26e" style:font-style-asian="normal" style:font-style-complex="normal"/>
    </style:style>
    <style:style style:name="P56" style:family="paragraph" style:parent-style-name="Standard">
      <style:text-properties fo:language="hu" fo:country="HU" fo:font-style="normal" style:text-underline-style="none" officeooo:rsid="00127e50" officeooo:paragraph-rsid="00127e50" style:font-style-asian="normal" style:font-style-complex="normal"/>
    </style:style>
    <style:style style:name="P57" style:family="paragraph" style:parent-style-name="Standard">
      <style:text-properties fo:language="hu" fo:country="HU" fo:font-style="normal" style:text-underline-style="none" officeooo:rsid="0014ac9b" officeooo:paragraph-rsid="0014ac9b" style:font-style-asian="normal" style:font-style-complex="normal"/>
    </style:style>
    <style:style style:name="P58" style:family="paragraph" style:parent-style-name="Standard">
      <style:text-properties fo:language="hu" fo:country="HU" fo:font-style="normal" style:text-underline-style="none" officeooo:rsid="00088fea" officeooo:paragraph-rsid="00127e50" style:font-style-asian="normal" style:font-style-complex="normal"/>
    </style:style>
    <style:style style:name="P59" style:family="paragraph" style:parent-style-name="Standard">
      <style:text-properties fo:language="hu" fo:country="HU" fo:font-style="normal" style:text-underline-style="none" officeooo:rsid="0017c8c4" officeooo:paragraph-rsid="0017c8c4" style:font-style-asian="normal" style:font-style-complex="normal"/>
    </style:style>
    <style:style style:name="P60" style:family="paragraph" style:parent-style-name="Standard">
      <style:text-properties fo:language="en" fo:country="US" fo:font-style="normal" style:text-underline-style="solid" style:text-underline-width="auto" style:text-underline-color="font-color" officeooo:rsid="000c24c7" officeooo:paragraph-rsid="000c24c7" style:font-style-asian="normal" style:font-style-complex="normal"/>
    </style:style>
    <style:style style:name="P61" style:family="paragraph" style:parent-style-name="Standard">
      <style:text-properties fo:language="en" fo:country="US" fo:font-style="normal" style:text-underline-style="solid" style:text-underline-width="auto" style:text-underline-color="font-color" officeooo:rsid="00127e50" officeooo:paragraph-rsid="00127e50" style:font-style-asian="normal" style:font-style-complex="normal"/>
    </style:style>
    <style:style style:name="P62" style:family="paragraph" style:parent-style-name="Standard">
      <style:text-properties fo:language="en" fo:country="US" fo:font-style="normal" style:text-underline-style="none" officeooo:rsid="00127e50" officeooo:paragraph-rsid="00127e50" style:font-style-asian="normal" style:font-style-complex="normal"/>
    </style:style>
    <style:style style:name="P63" style:family="paragraph" style:parent-style-name="Standard">
      <style:text-properties fo:language="en" fo:country="US" fo:font-style="normal" style:text-underline-style="none" officeooo:rsid="000c24c7" officeooo:paragraph-rsid="00193185" style:font-style-asian="normal" style:font-style-complex="normal"/>
    </style:style>
    <style:style style:name="P64" style:family="paragraph" style:parent-style-name="Standard">
      <style:text-properties officeooo:rsid="0013df20" officeooo:paragraph-rsid="00193185"/>
    </style:style>
    <style:style style:name="T1" style:family="text">
      <style:text-properties fo:language="hu" fo:country="HU"/>
    </style:style>
    <style:style style:name="T2" style:family="text">
      <style:text-properties fo:language="hu" fo:country="HU" fo:font-style="italic" style:font-style-asian="italic" style:font-style-complex="italic"/>
    </style:style>
    <style:style style:name="T3" style:family="text">
      <style:text-properties fo:language="hu" fo:country="HU" officeooo:rsid="00165278"/>
    </style:style>
    <style:style style:name="T4" style:family="text">
      <style:text-properties fo:language="hu" fo:country="HU" officeooo:rsid="00088fea"/>
    </style:style>
    <style:style style:name="T5" style:family="text">
      <style:text-properties fo:language="hu" fo:country="HU" officeooo:rsid="000fc17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b270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officeooo:rsid="0013df20" style:font-style-asian="normal" style:font-style-complex="normal"/>
    </style:style>
    <style:style style:name="T10" style:family="text">
      <style:text-properties officeooo:rsid="000ac26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24c7" style:font-style-asian="italic" style:font-style-complex="italic"/>
    </style:style>
    <style:style style:name="T13" style:family="text">
      <style:text-properties officeooo:rsid="000c24c7"/>
    </style:style>
    <style:style style:name="T14" style:family="text">
      <style:text-properties officeooo:rsid="000fc17a"/>
    </style:style>
    <style:style style:name="T15" style:family="text">
      <style:text-properties officeooo:rsid="0011b270"/>
    </style:style>
    <style:style style:name="T16" style:family="text">
      <style:text-properties officeooo:rsid="00127e5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officeooo:rsid="0013c1d9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14ac9b"/>
    </style:style>
    <style:style style:name="T22" style:family="text">
      <style:text-properties officeooo:rsid="00165278"/>
    </style:style>
    <style:style style:name="T23" style:family="text">
      <style:text-properties officeooo:rsid="00088f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z <text:span text:style-name="T19">1</text:span>:</text:p>
      <text:p text:style-name="P2"/>
      <text:p text:style-name="P54">1. Az</text:p>
      <text:p text:style-name="P54"><text:tab/>ls -l ~</text:p>
      <text:p text:style-name="P36">parancs megjeleníti az alapkatalógusban levő rejtett állományokat is.</text:p>
      <text:p text:style-name="P37">Hamis.</text:p>
      <text:p text:style-name="P36">Igaz.</text:p>
      <text:p text:style-name="P36"/>
      <text:p text:style-name="P36">2. Az</text:p>
      <text:p text:style-name="P36"><text:tab/>mv proba pr</text:p>
      <text:p text:style-name="P36">parancs</text:p>
      <text:p text:style-name="P36">letörli a proba nevű állományt a pr alkatalógusból</text:p>
      <text:p text:style-name="P36">ha pr az aktuális katalógus alkatalógusa, áthelyezi ebbe a proba állományt, különben hibát jelez</text:p>
      <text:p text:style-name="P36">létrehozza a proba nevű állományt a pr másolataként</text:p>
      <text:p text:style-name="P37">ha pr az aktuális katalógus alkatalógusa, áthelyezi ebbe a proba állományt, különben az aktuális katalógusban nevezi át a proba állományt pr névre</text:p>
      <text:p text:style-name="P36"/>
      <text:p text:style-name="P36">3. Az</text:p>
      <text:p text:style-name="P36"><text:tab/>rmdir -<text:span text:style-name="T6">p proba/pr</text:span></text:p>
      <text:p text:style-name="P36">parancs</text:p>
      <text:p text:style-name="P37">letörli a proba katalógusban levő pr alkatalógust és a proba katalógust, ha pr üres, és a proba csak a pr alkatalógust tartalmazza</text:p>
      <text:p text:style-name="P36">letörli a proba katalógusban levő pr állományt</text:p>
      <text:p text:style-name="P36">rekurzívan letörli a proba katalógusban levő pr alkatalógust és annak tartalmát</text:p>
      <text:p text:style-name="P36">létrehozza a pr alkatalógust a proba katalógusban</text:p>
      <text:p text:style-name="P36"/>
      <text:p text:style-name="P36">4. Az abszolút elérési út esetén a kiindulópont a gyökér katalógus.</text:p>
      <text:p text:style-name="P37">Igaz.</text:p>
      <text:p text:style-name="P36">Hamis.</text:p>
      <text:p text:style-name="P36"/>
      <text:p text:style-name="P36">5. Melyik állománynévre nem illeszkedik:</text:p>
      <text:p text:style-name="P36"><text:tab/><text:span text:style-name="T6">a?b*c</text:span></text:p>
      <text:p text:style-name="P36">a_bc</text:p>
      <text:p text:style-name="P36">abb4c</text:p>
      <text:p text:style-name="P36">a_b_c</text:p>
      <text:p text:style-name="P37">ab3fc</text:p>
      <text:p text:style-name="P36"/>
      <text:p text:style-name="P36">6. Mi jelenik meg a képernyőn az</text:p>
      <text:p text:style-name="P36"><text:tab/><text:span text:style-name="T6">echo “az alapkatal</text:span>ógusod <text:span text:style-name="T6">$HOME”</text:span></text:p>
      <text:p text:style-name="P36">parancs végrehajtásakor, ha a bejentkezett felhasználó alapkatalógusa a <text:span text:style-name="T8">home/users/stud/postuniv/1/postuniv/xych1234</text:span></text:p>
      <text:p text:style-name="P34">hibát jelez, mert túl sok paramétert adtunk meg</text:p>
      <text:p text:style-name="P36"><text:span text:style-name="T20">az alapkatalógusod </text:span><text:span text:style-name="T8">$HOME</text:span></text:p>
      <text:p text:style-name="P37"><text:span text:style-name="T20">az alapkatalógusod /</text:span><text:span text:style-name="T8">home/users/stud/postuniv/1/postuniv/xych1234</text:span></text:p>
      <text:p text:style-name="P34">egyik sem a felsoroltak közül</text:p>
      <text:p text:style-name="P34"/>
      <text:p text:style-name="P34">7. Az</text:p>
      <text:p text:style-name="P36"><text:span text:style-name="T20"><text:tab/>mkdir </text:span><text:span text:style-name="T8">p1/p2/p3</text:span></text:p>
      <text:p text:style-name="P36"><text:span text:style-name="T20">parancs hibát jelez, ha nem létezik a p1 és a p1/</text:span><text:span text:style-name="T8">p2 </text:span><text:span text:style-name="T20">katalógus.</text:span></text:p>
      <text:p text:style-name="P12"><text:soft-page-break/>Igaz.</text:p>
      <text:p text:style-name="P34">Hamis.</text:p>
      <text:p text:style-name="P34"/>
      <text:p text:style-name="P34">8. A</text:p>
      <text:p text:style-name="P34"><text:tab/>cp proba pr</text:p>
      <text:p text:style-name="P34">parancs</text:p>
      <text:p text:style-name="P34">létrehozza a proba nevű állományt a pr másolataként</text:p>
      <text:p text:style-name="P34">ha pr az aktuális katalógus alkatalógusa, átmásolja ebbe a proba állományt, különben hibát jelez</text:p>
      <text:p text:style-name="P12">ha pr az aktuális katalógus alkatalógusa, átmásolja ebbe a proba állományt, különben az aktuális katalógusban készít másolatot a proba állományról pr néven</text:p>
      <text:p text:style-name="P34">átnevezi a proba nevű állományt</text:p>
      <text:p text:style-name="P34"/>
      <text:p text:style-name="P34">9. Relatív elérési út esetén a kiindulópont a felhasználó alapkatalógusa.</text:p>
      <text:p text:style-name="P12">Hamis.</text:p>
      <text:p text:style-name="P34">Igaz.</text:p>
      <text:p text:style-name="P34"/>
      <text:p text:style-name="P34">10. Mi jelenik meg a képernyőn az</text:p>
      <text:p text:style-name="P36"><text:span text:style-name="T20"><text:tab/></text:span><text:span text:style-name="T8">echo az ala</text:span><text:span text:style-name="T9">pkatalógusod ‘$HOME’</text:span></text:p>
      <text:p text:style-name="P39"><text:span text:style-name="T20">parancs végrehajtásakor, ha a bejelentkezett felhasználó alapkatalógusa a /</text:span><text:span text:style-name="T8">home/users/stud/postuniv/1/postuniv/xych1234</text:span></text:p>
      <text:p text:style-name="P35">hibát jelez, mert túl sok paramétert adtunk meg</text:p>
      <text:p text:style-name="P38"><text:span text:style-name="T20">az alapkatalógusod </text:span><text:span text:style-name="T8">$HOME</text:span></text:p>
      <text:p text:style-name="P35">egyik sem a felsoroltak közül</text:p>
      <text:p text:style-name="P39"><text:span text:style-name="T20">az alapkatalógusod a /</text:span><text:span text:style-name="T8">home/users/stud/postuniv/1/postuniv/xych1234</text:span></text:p>
      <text:p text:style-name="P53"/>
      <text:p text:style-name="P35">11. A</text:p>
      <text:p text:style-name="P35"><text:tab/>cd</text:p>
      <text:p text:style-name="P35">parancs</text:p>
      <text:p text:style-name="P35">kiírja az aktuális katalógust</text:p>
      <text:p text:style-name="P13">az aktuális directory-t a felhasználó alapkatalógusára váltja</text:p>
      <text:p text:style-name="P35">az aktuális directory-t a gyökér katalógusra váltja</text:p>
      <text:p text:style-name="P35">hibát jelez, mert nem adtunk meg paramétert</text:p>
      <text:p text:style-name="P35"/>
      <text:p text:style-name="P35">12. Melyik állománynévre illeszkedik:</text:p>
      <text:p text:style-name="P39"><text:span text:style-name="T20"><text:tab/></text:span><text:span text:style-name="T8">a?b*c</text:span></text:p>
      <text:p text:style-name="P52">a1bc</text:p>
      <text:p text:style-name="P53">a_Bxyzc</text:p>
      <text:p text:style-name="P53">a12b34c</text:p>
      <text:p text:style-name="P64"><text:span text:style-name="T8">abxyzc</text:span></text:p>
      <text:p text:style-name="P64"><text:span text:style-name="T8"/></text:p>
      <text:p text:style-name="P64"><text:span text:style-name="T23">Quiz 2:</text:span></text:p>
      <text:p text:style-name="P1"/>
      <text:p text:style-name="P1"><text:span text:style-name="T1">1. </text:span>Egy regu<text:span text:style-name="T1">láris kifejezésben a „</text:span><text:span text:style-name="T6">^</text:span><text:span text:style-name="T1">” karaktert csak a sor elejének jelölésére használjuk.</text:span></text:p>
      <text:p text:style-name="P3">Igaz.</text:p>
      <text:p text:style-name="P4">Hamis.</text:p>
      <text:p text:style-name="P19"/>
      <text:p text:style-name="P19">2. Egy parancs argumentumai között szerepelhet egy újabb parancs, amit először végrehajt a rendszer.</text:p>
      <text:p text:style-name="P19">Hamis.</text:p>
      <text:p text:style-name="P4">Igaz.</text:p>
      <text:p text:style-name="P19"><text:soft-page-break/></text:p>
      <text:p text:style-name="P19">3. Melyik sorra illeszkedik a <text:span text:style-name="T6">^(..).*\1(.).*\2 </text:span>kiterjesztett reguláris kifejezés?</text:p>
      <text:p text:style-name="P19">1256785 6786 812</text:p>
      <text:p text:style-name="P19">1268 68 6828 6123456</text:p>
      <text:p text:style-name="P4">1234578 23125677 4567</text:p>
      <text:p text:style-name="P19">12456 153245132</text:p>
      <text:p text:style-name="P19"/>
      <text:p text:style-name="P19">4. <text:span text:style-name="T10">Egy Linux parancs visszatérített értéke mindig 1, ha hibával fejeződött be a parancs.</text:span></text:p>
      <text:p text:style-name="P6">Hamis.</text:p>
      <text:p text:style-name="P22">Igaz.</text:p>
      <text:p text:style-name="P19"/>
      <text:p text:style-name="P22">5. A <text:span text:style-name="T6">$</text:span>1 shell változó jelentése:</text:p>
      <text:p text:style-name="P6">egyik sem a felsoroltak közül</text:p>
      <text:p text:style-name="P22">a parancssorbeli argumentumok száma</text:p>
      <text:p text:style-name="P22">a végrehajtott állomány neve</text:p>
      <text:p text:style-name="P22">minden argumentum a parancssorból</text:p>
      <text:p text:style-name="P22"/>
      <text:p text:style-name="P22">6. Legyen <text:span text:style-name="T11">proba</text:span> egy írható szöveges állomány. Melyik parancs visszatérített értéke nem lesz 0?</text:p>
      <text:p text:style-name="P6">test -d proba</text:p>
      <text:p text:style-name="P40">[ -w proba ]</text:p>
      <text:p text:style-name="P40">[ -f proba ]</text:p>
      <text:p text:style-name="P40">test -e proba</text:p>
      <text:p text:style-name="P40"/>
      <text:p text:style-name="P21"><text:span text:style-name="T10">7. </text:span>Melyik sorra nem illeszkedik a <text:span text:style-name="T6">^(..).*\1(.).*\2 </text:span>kiterjesztett reguláris kifejezés?</text:p>
      <text:p text:style-name="P21">12123678 45 435</text:p>
      <text:p text:style-name="P5">12567 61234 6781</text:p>
      <text:p text:style-name="P21">12567 51235 5671287 68</text:p>
      <text:p text:style-name="P21">126785 678125789 354</text:p>
      <text:p text:style-name="P21"/>
      <text:p text:style-name="P22">8. A <text:span text:style-name="T6">$# </text:span>shell változó jelentése:</text:p>
      <text:p text:style-name="P22">a végrehajtott állomány neve</text:p>
      <text:p text:style-name="P6">a parancssorbeli argumentumok száma</text:p>
      <text:p text:style-name="P22">minden argumentum a parancsból</text:p>
      <text:p text:style-name="P22">az utoljára végrehajtott parancs visszatérített értéke</text:p>
      <text:p text:style-name="P22"/>
      <text:p text:style-name="P22">9. A set parancs segítségével megkaphatjuk a shell változók értékét.</text:p>
      <text:p text:style-name="P6">Igaz.</text:p>
      <text:p text:style-name="P22">Hamis.</text:p>
      <text:p text:style-name="P22"/>
      <text:p text:style-name="P22">10. Egy reguláris kifejezésben a „<text:span text:style-name="T6">$</text:span>” karaktert csak a sor végének jelölésére használjuk.</text:p>
      <text:p text:style-name="P22">Hamis.</text:p>
      <text:p text:style-name="P6">Igaz.</text:p>
      <text:p text:style-name="P22"/>
      <text:p text:style-name="P22">11. <text:span text:style-name="T13">Legyen </text:span><text:span text:style-name="T12">proba</text:span><text:span text:style-name="T13"> egy csak végrehajtható szöveges állomány. Melyik parancs visszatérített értéke lesz 0?</text:span></text:p>
      <text:p text:style-name="P60">[ -f proba ]</text:p>
      <text:p text:style-name="P41">test -w proba</text:p>
      <text:p text:style-name="P41">test -d proba</text:p>
      <text:p text:style-name="P63">[ -x proba ]</text:p>
      <text:p text:style-name="P63"><text:soft-page-break/><text:span text:style-name="T4"/></text:p>
      <text:p text:style-name="P63"><text:span text:style-name="T4">Quiz </text:span><text:span text:style-name="T5">3</text:span><text:span text:style-name="T4">:</text:span></text:p>
      <text:p text:style-name="P20"/>
      <text:p text:style-name="P24">1. Az <text:span text:style-name="T11">if</text:span> utasításban a feltétel csak egy <text:span text:style-name="T11">test</text:span> parancs lehet.</text:p>
      <text:p text:style-name="P7">Hamis.</text:p>
      <text:p text:style-name="P24">Igaz.</text:p>
      <text:p text:style-name="P24"/>
      <text:p text:style-name="P24">2. Az alábbiak közül melyik parancs írja ki a /<text:span text:style-name="T6">etc </text:span>katalógusban levő alkatalógusok nevét elérési útvonallal:</text:p>
      <text:p text:style-name="P24">egyik sem a felsoroltak közül</text:p>
      <text:p text:style-name="P24">ls -R /<text:span text:style-name="T6">etc</text:span></text:p>
      <text:p text:style-name="P42">ls /etc</text:p>
      <text:p text:style-name="P48">find /etc -type d</text:p>
      <text:p text:style-name="P42">dir /etc</text:p>
      <text:p text:style-name="P42"/>
      <text:p text:style-name="P43">3. Mi <text:span text:style-name="T1">az alábbi parancs hatása?</text:span></text:p>
      <text:p text:style-name="P43"><text:span text:style-name="T1"><text:tab/></text:span>sed -r ‘s/./ /’ allomany</text:p>
      <text:p text:style-name="P8">az „allomany” tartalma nem változik</text:p>
      <text:p text:style-name="P25">az „allomany” minden sorának első karakterét szóközre cserélni</text:p>
      <text:p text:style-name="P25">az „allomany” minden sorában kicseréli az első „.”-ot szóközre</text:p>
      <text:p text:style-name="P25">a kimenet csupa szóközökből fog állni</text:p>
      <text:p text:style-name="P43"/>
      <text:p text:style-name="P25">4. Az alábbiak közül melyik parancs NEM szűri ki a következő sort:</text:p>
      <text:p text:style-name="P25"><text:tab/>-rwxr-xr-x 1 root root 656468 Feb 27 14:41 vi</text:p>
      <text:p text:style-name="P43">egrep ‘^.{10} [1-9][1-9]*’</text:p>
      <text:p text:style-name="P49">egrep ‘^[r-wx]{10} [0-9] ’</text:p>
      <text:p text:style-name="P43">egrep ‘^[-rwx]{10} [0-9] ’</text:p>
      <text:p text:style-name="P43">egrep ‘^[^ ]{,10} [1-9]’</text:p>
      <text:p text:style-name="P43"/>
      <text:p text:style-name="P43">5. A <text:span text:style-name="T11">sed</text:span> parancs k<text:span text:style-name="T1">ötelezően kiír minden bemeneti sort a kimenetére.</text:span></text:p>
      <text:p text:style-name="P25">Igaz.</text:p>
      <text:p text:style-name="P8">Hamis.</text:p>
      <text:p text:style-name="P25"/>
      <text:p text:style-name="P25">6. <text:span text:style-name="T15">Mi jelenik meg a konzolon, ha a szöveg „ketto harom” és a kiadott parancs a következő:</text:span></text:p>
      <text:p text:style-name="P25"><text:tab/><text:span text:style-name="T7">sed -r ‘y/harom/ketto/’</text:span></text:p>
      <text:p text:style-name="P50">kettt ketto</text:p>
      <text:p text:style-name="P44">harom harom</text:p>
      <text:p text:style-name="P44">harrm harmm</text:p>
      <text:p text:style-name="P44">ketto ketto</text:p>
      <text:p text:style-name="P44"/>
      <text:p text:style-name="P26">7. Az alábbiak közül melyik parancs NEM szűri ki a következő sort:</text:p>
      <text:p text:style-name="P26"><text:tab/>egy meggy egyre megy</text:p>
      <text:p text:style-name="P44">egrep ‘^([^ ][^ ]*) .* \1’</text:p>
      <text:p text:style-name="P44">egrep ‘^([^ ][^ ]*) .*\1$’</text:p>
      <text:p text:style-name="P44">egrep ‘^([a-z][a-z]*) .* \1’</text:p>
      <text:p text:style-name="P50">egrep ‘^([^ ][^ ]*) .* \1$’</text:p>
      <text:p text:style-name="P44"/>
      <text:p text:style-name="P44">8. <text:span text:style-name="T1">A </text:span><text:span text:style-name="T2">sed</text:span><text:span text:style-name="T1"> parancs címtartományát megadhatjuk reguláris kifejezésekkel is.</text:span></text:p>
      <text:p text:style-name="P9">Igaz.</text:p>
      <text:p text:style-name="P26"><text:soft-page-break/>Hamis.</text:p>
      <text:p text:style-name="P26"/>
      <text:p text:style-name="P26">9. Az alábbiak közül melyik parancs eredménye tartalmazza az al50888 felhasználó teljes nevét?</text:p>
      <text:p text:style-name="P44">username al50888</text:p>
      <text:p text:style-name="P44">who</text:p>
      <text:p text:style-name="P44">w al50888</text:p>
      <text:p text:style-name="P50">egrep al50888 /etc/pseudopasswd</text:p>
      <text:p text:style-name="P44">mindegyik felsorolt</text:p>
      <text:p text:style-name="P44"/>
      <text:p text:style-name="P26">10. Mi az alábbi parancs hatása?</text:p>
      <text:p text:style-name="P44"><text:tab/>sed -ri ‘s/./ /’ allomany</text:p>
      <text:p text:style-name="P26">az „allomany” minden sorában kicseréli az első „.”-ot szóközre</text:p>
      <text:p text:style-name="P9">az „allomany” minden sorának első karakterét szóközre cseréli</text:p>
      <text:p text:style-name="P26">az „allomany” tartalma nem változik</text:p>
      <text:p text:style-name="P26">a kimenet csupa szóközökből fog állni</text:p>
      <text:p text:style-name="P23"/>
      <text:p text:style-name="P26">11. Mi jelenik meg a konzolon, ha a szöveg „nyolc harom” és a kiadott parancs a következő:</text:p>
      <text:p text:style-name="P26"><text:tab/><text:span text:style-name="T6">sed -r ‘y/nyolc/harom/’</text:span></text:p>
      <text:p text:style-name="P44">nyolc nyolc</text:p>
      <text:p text:style-name="P44">nyllc nyolc</text:p>
      <text:p text:style-name="P44">haom harom</text:p>
      <text:p text:style-name="P50">harom harrm</text:p>
      <text:p text:style-name="P44"/>
      <text:p text:style-name="P44">12. A <text:span text:style-name="T2">test</text:span><text:span text:style-name="T1"> parancs a standard kimenetre 0 vagy 1 ír aszerint, hogy a feltétel igaz vagy hamis.</text:span></text:p>
      <text:p text:style-name="P9">Hamis</text:p>
      <text:p text:style-name="P26">Igaz.</text:p>
      <text:p text:style-name="P58"/>
      <text:p text:style-name="P58">Quiz <text:span text:style-name="T16">4</text:span>:</text:p>
      <text:p text:style-name="P23"/>
      <text:p text:style-name="P23"><text:span text:style-name="T16">1. </text:span>A <text:span text:style-name="T17">setgid</text:span> jog azt jelenti, hogy:</text:p>
      <text:p text:style-name="P23">a csoport megkapja a root jogait arra a rövid időre, amí<text:span text:style-name="T16">g</text:span> a program fájlt futtatja</text:p>
      <text:p text:style-name="P23">a program fájl <text:span text:style-name="T16">átállíthatja a csoport azonosítóját</text:span></text:p>
      <text:p text:style-name="P10">a programfile nem a futtatható, hanem a fájl csoportjának jogaival fut</text:p>
      <text:p text:style-name="P27">a programfile nem a fájl csoportjának jogaival fut hanem a futtatható jogaival</text:p>
      <text:p text:style-name="P27"/>
      <text:p text:style-name="P27">2. A <text:span text:style-name="T17">sed</text:span> parancs script szintaxisa <text:span text:style-name="T17">tranformáció</text:span> esetén:</text:p>
      <text:p text:style-name="P27">egyik sem a felsoroltak közül</text:p>
      <text:p text:style-name="P45">[<text:span text:style-name="T1">címtartomány</text:span>] <text:span text:style-name="T1">d</text:span></text:p>
      <text:p text:style-name="P51">[<text:span text:style-name="T1">címtartomány</text:span>] y / str1 / str2 /</text:p>
      <text:p text:style-name="P45">[<text:span text:style-name="T1">címtartomány</text:span>] s / minta /<text:span text:style-name="T1"> új_minta / </text:span>[<text:span text:style-name="T1">jelzők</text:span>]</text:p>
      <text:p text:style-name="P27"/>
      <text:p text:style-name="P27">3. Melyik parancs nem listázza ki a</text:p>
      <text:p text:style-name="P27"><text:tab/>nevsor.dat</text:p>
      <text:p text:style-name="P27">állományt?</text:p>
      <text:p text:style-name="P27"><text:span text:style-name="T6">l</text:span>s ??????.<text:span text:style-name="T6">dat</text:span></text:p>
      <text:p text:style-name="P45">ls nevsor.???</text:p>
      <text:p text:style-name="P45">ls nevsor???t</text:p>
      <text:p text:style-name="P51">ls .*dat</text:p>
      <text:p text:style-name="P45"/>
      <text:p text:style-name="P45"><text:soft-page-break/>4. Az inode-<text:span text:style-name="T1">bemenetben szerepel az állomány neve.</text:span></text:p>
      <text:p text:style-name="P27">Igaz.</text:p>
      <text:p text:style-name="P10">Hamis.</text:p>
      <text:p text:style-name="P27"/>
      <text:p text:style-name="P27">5. Melyik parancs segítségével tudjuk eldönteni, hogy a parancssorbeli paraméterek száma nagyobb, mint 3?</text:p>
      <text:p text:style-name="P45">expr $# -gt 3</text:p>
      <text:p text:style-name="P45">[ $* -gt 3 ]</text:p>
      <text:p text:style-name="P51">[ $# -gt 3 ]</text:p>
      <text:p text:style-name="P45">[ $# 3 ]</text:p>
      <text:p text:style-name="P45"/>
      <text:p text:style-name="P45">6. <text:span text:style-name="T1">Merev láncoláskor</text:span></text:p>
      <text:p text:style-name="P10">új katalógus bejegyzés jön létre, és a már létező, megfelelő inode-ban nő a láncszám</text:p>
      <text:p text:style-name="P27">új katalógus bejegyzés jön létre, mely egy speciális „l” típusú állományra mutat</text:p>
      <text:p text:style-name="P27">az eredeti állományról egy másolatot készítünk</text:p>
      <text:p text:style-name="P27">új inode jön létre, mely ugyanarra az állományra mutat</text:p>
      <text:p text:style-name="P27"/>
      <text:p text:style-name="P27">7. A <text:span text:style-name="T18">sed</text:span> parancs script szintaxisa törlése esetén</text:p>
      <text:p text:style-name="P45">[c<text:span text:style-name="T1">ímtartomány</text:span>] s/minta/<text:span text:style-name="T1">új_minta/</text:span>[<text:span text:style-name="T1">jelzők</text:span>]</text:p>
      <text:p text:style-name="P27">egyik sem a felsoroltak közül</text:p>
      <text:p text:style-name="P45">[c<text:span text:style-name="T1">ímtartomány</text:span>] <text:span text:style-name="T1">y</text:span>/<text:span text:style-name="T1">str1</text:span>/s<text:span text:style-name="T1">tr2/</text:span></text:p>
      <text:p text:style-name="P51">[c<text:span text:style-name="T1">ímtartomány</text:span>] <text:span text:style-name="T1">d</text:span></text:p>
      <text:p text:style-name="P45"/>
      <text:p text:style-name="P27">8. A katalógus-bejegyzésben szerepel az állomány neve.</text:p>
      <text:p text:style-name="P27">Hamis.</text:p>
      <text:p text:style-name="P10">Igaz.</text:p>
      <text:p text:style-name="P27"/>
      <text:p text:style-name="P27">9. Szimbolikus link készítésekor</text:p>
      <text:p text:style-name="P27">új katalógus bejegyzés jön létre, mely az eredeti állomány másolatára mutat</text:p>
      <text:p text:style-name="P27">az eredeti állománnyal teljesen egyenértékű fájl jön létre</text:p>
      <text:p text:style-name="P10">egy speciális állomány jön létre, mely tartalmazza a láncolt fájl nevét</text:p>
      <text:p text:style-name="P27">létrejön egy „l” típusú fájl, az inodeban pedig nő a láncszám</text:p>
      <text:p text:style-name="P27"/>
      <text:p text:style-name="P27">10. Melyik parancs segítségével tudjuk eldönteni egy shell scriptben, hogy a paraméterek száma kisebb, mint 2?</text:p>
      <text:p text:style-name="P45">[ $* -lt 2 ]</text:p>
      <text:p text:style-name="P45">[ $# 2 ]</text:p>
      <text:p text:style-name="P51">[ $# -lt 2 ]</text:p>
      <text:p text:style-name="P45">expr $# -lt 2</text:p>
      <text:p text:style-name="P45"/>
      <text:p text:style-name="P46">11. A <text:span text:style-name="T17">setuid</text:span> jog azt jelenti, hogy:</text:p>
      <text:p text:style-name="P11">a program fájl nem a futtató, hanem a fájl tulajdonosának jogaival futtathat</text:p>
      <text:p text:style-name="P28">a tulajdonos megkapja a root jogait arra a rövid időre, amíg a program fájlt futtatja</text:p>
      <text:p text:style-name="P28">a program fájl átállíthatja a tulajdonos azonosítóját</text:p>
      <text:p text:style-name="P28">a programfile nem a fájl tulajdonosának jogaival fut hanem a futtató jogaival</text:p>
      <text:p text:style-name="P29"/>
      <text:p text:style-name="P29">Quiz extra</text:p>
      <text:p text:style-name="P29"/>
      <text:p text:style-name="P47"><text:span text:style-name="T3">1. </text:span>Az UDP <text:span text:style-name="T1">összeköttetés alapú protokoll.</text:span></text:p>
      <text:p text:style-name="P16"><text:soft-page-break/>Hamis</text:p>
      <text:p text:style-name="P31">Igaz</text:p>
      <text:p text:style-name="P31"/>
      <text:p text:style-name="P30"><text:span text:style-name="T22">2. </text:span>A csomagok sorrendhelyes megérkezését biztosítja</text:p>
      <text:p text:style-name="P30">folyamatellenőrzés</text:p>
      <text:p text:style-name="P15">nyugtázás, újraküldés</text:p>
      <text:p text:style-name="P30">zsúfolgságellenörzés</text:p>
      <text:p text:style-name="P30">timeout</text:p>
      <text:p text:style-name="P31"/>
      <text:p text:style-name="P30"><text:span text:style-name="T22">3. </text:span>TCP protokollt használó alkalmazások:</text:p>
      <text:p text:style-name="P15">HTTP</text:p>
      <text:p text:style-name="P30">Video konferencia</text:p>
      <text:p text:style-name="P30">Wireguard</text:p>
      <text:p text:style-name="P30">mindegyik felsorolt</text:p>
      <text:p text:style-name="P30"/>
      <text:p text:style-name="P30"><text:span text:style-name="T22">4. </text:span>Egy szélessávú koaxiális kábelen lehet több csatorna.</text:p>
      <text:p text:style-name="P30">Hamis</text:p>
      <text:p text:style-name="P15">Igaz</text:p>
      <text:p text:style-name="P15"/>
      <text:p text:style-name="P30"><text:span text:style-name="T22">5. </text:span>Egy routernek nem feladata</text:p>
      <text:p text:style-name="P30">meghatározni a kimenő kapcsolatot, amelyen a csomagot továbbküldi</text:p>
      <text:p text:style-name="P15">a csomagok sorrendhelyes közvetítése</text:p>
      <text:p text:style-name="P30">ellenőrizni a bithibákat</text:p>
      <text:p text:style-name="P30">egyik sem a felsoroltak közül</text:p>
      <text:p text:style-name="P29"/>
      <text:p text:style-name="P32">6. Az alkalmazási-réteg kommunikál az</text:p>
      <text:p text:style-name="P32">hálózati réteggel</text:p>
      <text:p text:style-name="P17">szállítási réteggel</text:p>
      <text:p text:style-name="P32">adatkapcsolati réteggel</text:p>
      <text:p text:style-name="P32">egyikkel sem a felsoroltak közül</text:p>
      <text:p text:style-name="P29"/>
      <text:p text:style-name="P32">Az optikai szál érzékeny az elektromágneses zajra.</text:p>
      <text:p text:style-name="P32">Igaz</text:p>
      <text:p text:style-name="P17">Hamis</text:p>
      <text:p text:style-name="P29"/>
      <text:p text:style-name="P32">7. Ha egy router várakozási sora megtelt, az érkező csomag</text:p>
      <text:p text:style-name="P32">bithibával érkezik meg</text:p>
      <text:p text:style-name="P32">várakozik, amíg felszabadul hely a pufferben</text:p>
      <text:p text:style-name="P17">elvész</text:p>
      <text:p text:style-name="P32">visszajut az előző routerhez, amelyik újraküldi</text:p>
      <text:p text:style-name="P29"/>
      <text:p text:style-name="P30"><text:span text:style-name="T22">8. </text:span>Az szállítási-réteg feladata</text:p>
      <text:p text:style-name="P15">egyik sem a felsoroltak közül</text:p>
      <text:p text:style-name="P30">az adatszállítás két szomszédos hálózati elem között</text:p>
      <text:p text:style-name="P30">az adatszállítás két host között</text:p>
      <text:p text:style-name="P30">a datagrammok irányítása a forrásgéptől a célgépig</text:p>
      <text:p text:style-name="P29"/>
      <text:p text:style-name="P33">9. <text:span text:style-name="T21">A TCP összeköttetés alapú protokoll.</text:span></text:p>
      <text:p text:style-name="P14">Igaz</text:p>
      <text:p text:style-name="P29"><text:soft-page-break/>Hamis</text:p>
      <text:p text:style-name="P33"/>
      <text:p text:style-name="P33">10. Alapértelmezetten UDP protokollt használó alkalmazások:</text:p>
      <text:p text:style-name="P33">mindegyik felsorolt</text:p>
      <text:p text:style-name="P33">állományátvitel (FTP)</text:p>
      <text:p text:style-name="P18">DNS (Domain Name Service)</text:p>
      <text:p text:style-name="P33">elektronikus pos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9T15:20:44.990000000</meta:creation-date>
    <dc:date>2023-04-14T17:39:29.668000000</dc:date>
    <meta:editing-duration>PT6H24M7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8" meta:paragraph-count="280" meta:word-count="1413" meta:character-count="9157" meta:non-whitespace-character-count="8007"/>
  </office:meta>
</office:document-meta>
</file>